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P1" style:family="paragraph" style:parent-style-name="Standard">
      <style:text-properties officeooo:rsid="0011e26f" officeooo:paragraph-rsid="0011e26f"/>
    </style:style>
    <style:style style:name="P2" style:family="paragraph" style:parent-style-name="Standard">
      <style:text-properties officeooo:rsid="0011e26f" officeooo:paragraph-rsid="00122f4c"/>
    </style:style>
    <style:style style:name="P3" style:family="paragraph" style:parent-style-name="Standard">
      <style:text-properties officeooo:rsid="0011e26f" officeooo:paragraph-rsid="00335b62"/>
    </style:style>
    <style:style style:name="P4" style:family="paragraph" style:parent-style-name="Standard">
      <style:text-properties officeooo:rsid="00122f4c" officeooo:paragraph-rsid="00122f4c"/>
    </style:style>
    <style:style style:name="P5" style:family="paragraph" style:parent-style-name="Standard">
      <style:text-properties officeooo:rsid="00122f4c" officeooo:paragraph-rsid="00219b56"/>
    </style:style>
    <style:style style:name="P6" style:family="paragraph" style:parent-style-name="Standard">
      <style:text-properties officeooo:rsid="00122f4c" officeooo:paragraph-rsid="002864d0"/>
    </style:style>
    <style:style style:name="P7" style:family="paragraph" style:parent-style-name="Standard">
      <style:text-properties officeooo:rsid="00122f4c" officeooo:paragraph-rsid="00335b62"/>
    </style:style>
    <style:style style:name="P8" style:family="paragraph" style:parent-style-name="Standard">
      <style:text-properties officeooo:rsid="00126442" officeooo:paragraph-rsid="00126442"/>
    </style:style>
    <style:style style:name="P9" style:family="paragraph" style:parent-style-name="Standard">
      <style:text-properties officeooo:rsid="00126442" officeooo:paragraph-rsid="001ea8b7"/>
    </style:style>
    <style:style style:name="P10" style:family="paragraph" style:parent-style-name="Standard">
      <style:text-properties officeooo:rsid="00140759" officeooo:paragraph-rsid="00140759"/>
    </style:style>
    <style:style style:name="P11" style:family="paragraph" style:parent-style-name="Standard">
      <style:text-properties officeooo:rsid="00140759" officeooo:paragraph-rsid="00335b62"/>
    </style:style>
    <style:style style:name="P12" style:family="paragraph" style:parent-style-name="Standard">
      <style:text-properties officeooo:rsid="00140759" officeooo:paragraph-rsid="0046dd97"/>
    </style:style>
    <style:style style:name="P13" style:family="paragraph" style:parent-style-name="Standard">
      <style:text-properties officeooo:rsid="00140759" officeooo:paragraph-rsid="004f34e5"/>
    </style:style>
    <style:style style:name="P14" style:family="paragraph" style:parent-style-name="Standard">
      <style:text-properties officeooo:rsid="00154901" officeooo:paragraph-rsid="00154901"/>
    </style:style>
    <style:style style:name="P15" style:family="paragraph" style:parent-style-name="Standard">
      <style:text-properties officeooo:rsid="0018b7a6" officeooo:paragraph-rsid="0018b7a6"/>
    </style:style>
    <style:style style:name="P16" style:family="paragraph" style:parent-style-name="Standard">
      <style:text-properties officeooo:rsid="0018b7a6" officeooo:paragraph-rsid="001fe9b9"/>
    </style:style>
    <style:style style:name="P17" style:family="paragraph" style:parent-style-name="Standard">
      <style:text-properties officeooo:rsid="0018b7a6" officeooo:paragraph-rsid="003477cb"/>
    </style:style>
    <style:style style:name="P18" style:family="paragraph" style:parent-style-name="Standard">
      <style:text-properties officeooo:rsid="0019052c" officeooo:paragraph-rsid="0019052c"/>
    </style:style>
    <style:style style:name="P19" style:family="paragraph" style:parent-style-name="Standard">
      <style:text-properties officeooo:rsid="0019052c" officeooo:paragraph-rsid="002c257f"/>
    </style:style>
    <style:style style:name="P20" style:family="paragraph" style:parent-style-name="Standard">
      <style:text-properties officeooo:rsid="0019052c" officeooo:paragraph-rsid="003477cb"/>
    </style:style>
    <style:style style:name="P21" style:family="paragraph" style:parent-style-name="Standard">
      <style:text-properties officeooo:rsid="0019f2a8" officeooo:paragraph-rsid="0019f2a8"/>
    </style:style>
    <style:style style:name="P22" style:family="paragraph" style:parent-style-name="Standard">
      <style:paragraph-properties fo:break-before="page"/>
      <style:text-properties officeooo:rsid="0019f2a8" officeooo:paragraph-rsid="0019f2a8"/>
    </style:style>
    <style:style style:name="P23" style:family="paragraph" style:parent-style-name="Standard">
      <style:text-properties officeooo:rsid="001ea8b7" officeooo:paragraph-rsid="001ea8b7"/>
    </style:style>
    <style:style style:name="P24" style:family="paragraph" style:parent-style-name="Standard">
      <style:text-properties officeooo:rsid="00243270" officeooo:paragraph-rsid="00243270"/>
    </style:style>
    <style:style style:name="P25" style:family="paragraph" style:parent-style-name="Standard">
      <style:text-properties officeooo:rsid="002864d0" officeooo:paragraph-rsid="002864d0"/>
    </style:style>
    <style:style style:name="P26" style:family="paragraph" style:parent-style-name="Standard">
      <style:text-properties officeooo:rsid="002a606e" officeooo:paragraph-rsid="002a606e"/>
    </style:style>
    <style:style style:name="P27" style:family="paragraph" style:parent-style-name="Standard">
      <style:text-properties officeooo:rsid="002a606e" officeooo:paragraph-rsid="002c257f"/>
    </style:style>
    <style:style style:name="P28" style:family="paragraph" style:parent-style-name="Standard">
      <style:text-properties officeooo:rsid="002db094" officeooo:paragraph-rsid="002db094"/>
    </style:style>
    <style:style style:name="P29" style:family="paragraph" style:parent-style-name="Standard">
      <style:text-properties officeooo:rsid="002db094" officeooo:paragraph-rsid="0046dd97"/>
    </style:style>
    <style:style style:name="P30" style:family="paragraph" style:parent-style-name="Standard">
      <style:text-properties fo:font-variant="normal" fo:text-transform="none" fo:color="#000000" loext:opacity="100%" style:font-name="gg sans" fo:font-size="12pt" fo:letter-spacing="normal" fo:font-style="normal" fo:font-weight="normal" officeooo:rsid="004216c1" officeooo:paragraph-rsid="004216c1" loext:padding="0in" loext:border="none"/>
    </style:style>
    <style:style style:name="P31" style:family="paragraph" style:parent-style-name="Standard">
      <style:text-properties fo:font-variant="normal" fo:text-transform="none" fo:color="#000000" loext:opacity="100%" style:font-name="Liberation Serif" fo:font-size="12pt" fo:letter-spacing="normal" fo:font-style="normal" fo:font-weight="normal" officeooo:rsid="002db094" officeooo:paragraph-rsid="002db094" loext:padding="0in" loext:border="none"/>
    </style:style>
    <style:style style:name="P32" style:family="paragraph" style:parent-style-name="Standard">
      <style:text-properties fo:font-variant="normal" fo:text-transform="none" fo:color="#000000" loext:opacity="100%" style:font-name="Liberation Serif" fo:font-size="12pt" fo:letter-spacing="normal" fo:font-style="normal" fo:font-weight="normal" officeooo:rsid="002db094" officeooo:paragraph-rsid="002db094" style:font-size-asian="12pt" style:font-weight-asian="normal" style:font-size-complex="12pt" style:font-weight-complex="normal" loext:padding="0in" loext:border="none"/>
    </style:style>
    <style:style style:name="P33" style:family="paragraph" style:parent-style-name="Standard">
      <style:paragraph-properties fo:break-before="page"/>
      <style:text-properties fo:font-variant="normal" fo:text-transform="none" fo:color="#000000" loext:opacity="100%" style:font-name="Liberation Serif" fo:font-size="12pt" fo:letter-spacing="normal" fo:font-style="normal" fo:font-weight="normal" officeooo:rsid="0047faf1" officeooo:paragraph-rsid="0047faf1" style:font-size-asian="12pt" style:font-weight-asian="normal" style:font-size-complex="12pt" style:font-weight-complex="normal" loext:padding="0in" loext:border="none"/>
    </style:style>
    <style:style style:name="P34" style:family="paragraph" style:parent-style-name="Standard">
      <style:text-properties fo:font-variant="normal" fo:text-transform="none" fo:color="#000000" loext:opacity="100%" style:font-name="Liberation Serif" fo:font-size="12pt" fo:letter-spacing="normal" fo:font-style="normal" fo:font-weight="normal" officeooo:rsid="0047faf1" officeooo:paragraph-rsid="0047faf1" style:font-size-asian="12pt" style:font-weight-asian="normal" style:font-size-complex="12pt" style:font-weight-complex="normal" loext:padding="0in" loext:border="none"/>
    </style:style>
    <style:style style:name="P35" style:family="paragraph" style:parent-style-name="Standard">
      <style:text-properties fo:font-variant="normal" fo:text-transform="none" fo:color="#000000" loext:opacity="100%" style:font-name="Liberation Serif" fo:font-size="12pt" fo:letter-spacing="normal" fo:font-style="normal" fo:font-weight="normal" officeooo:rsid="004af6a3" officeooo:paragraph-rsid="004c0f8f" loext:padding="0in" loext:border="none"/>
    </style:style>
    <style:style style:name="P36" style:family="paragraph" style:parent-style-name="Standard">
      <style:text-properties fo:font-variant="normal" fo:text-transform="none" fo:color="#000000" loext:opacity="100%" style:font-name="Liberation Serif" fo:font-size="12pt" fo:letter-spacing="normal" fo:font-style="normal" fo:font-weight="normal" officeooo:rsid="002a606e" officeooo:paragraph-rsid="002db094" loext:padding="0in" loext:border="none"/>
    </style:style>
    <style:style style:name="P37" style:family="paragraph" style:parent-style-name="Standard">
      <style:text-properties officeooo:rsid="00324170" officeooo:paragraph-rsid="00335b62"/>
    </style:style>
    <style:style style:name="P38" style:family="paragraph" style:parent-style-name="Standard">
      <style:text-properties officeooo:rsid="00335b62" officeooo:paragraph-rsid="00335b62"/>
    </style:style>
    <style:style style:name="P39" style:family="paragraph" style:parent-style-name="Standard">
      <style:text-properties officeooo:rsid="003477cb" officeooo:paragraph-rsid="003477cb"/>
    </style:style>
    <style:style style:name="P40" style:family="paragraph" style:parent-style-name="Standard">
      <style:text-properties officeooo:rsid="00352085" officeooo:paragraph-rsid="00352085"/>
    </style:style>
    <style:style style:name="P41" style:family="paragraph" style:parent-style-name="Standard">
      <style:text-properties officeooo:rsid="0022af67" officeooo:paragraph-rsid="00241f57"/>
    </style:style>
    <style:style style:name="P42" style:family="paragraph" style:parent-style-name="Standard">
      <style:text-properties style:font-name="Liberation Serif" officeooo:rsid="002a606e" officeooo:paragraph-rsid="002a606e"/>
    </style:style>
    <style:style style:name="P43" style:family="paragraph" style:parent-style-name="Standard">
      <style:text-properties style:font-name="Liberation Serif" officeooo:rsid="002db094" officeooo:paragraph-rsid="002db094"/>
    </style:style>
    <style:style style:name="P44" style:family="paragraph" style:parent-style-name="Standard">
      <style:text-properties style:font-name="Liberation Serif" fo:font-size="12pt" style:font-size-asian="12pt" style:font-size-complex="12pt"/>
    </style:style>
    <style:style style:name="P45" style:family="paragraph" style:parent-style-name="Standard">
      <style:text-properties officeooo:rsid="0047faf1" officeooo:paragraph-rsid="0047faf1"/>
    </style:style>
    <style:style style:name="P46" style:family="paragraph" style:parent-style-name="Standard">
      <style:text-properties officeooo:rsid="0047faf1" officeooo:paragraph-rsid="00241f57"/>
    </style:style>
    <style:style style:name="P47" style:family="paragraph" style:parent-style-name="Standard">
      <style:text-properties officeooo:rsid="00241f57" officeooo:paragraph-rsid="00241f57"/>
    </style:style>
    <style:style style:name="P48" style:family="paragraph" style:parent-style-name="Standard">
      <style:text-properties officeooo:rsid="004af6a3" officeooo:paragraph-rsid="004af6a3"/>
    </style:style>
    <style:style style:name="P49" style:family="paragraph" style:parent-style-name="Standard">
      <style:text-properties officeooo:rsid="004c0f8f" officeooo:paragraph-rsid="004c0f8f"/>
    </style:style>
    <style:style style:name="P50" style:family="paragraph" style:parent-style-name="Standard">
      <style:text-properties officeooo:rsid="0052a57b" officeooo:paragraph-rsid="0052a57b"/>
    </style:style>
    <style:style style:name="P51" style:family="paragraph" style:parent-style-name="Standard">
      <style:text-properties officeooo:paragraph-rsid="00548fe9"/>
    </style:style>
    <style:style style:name="P52" style:family="paragraph" style:parent-style-name="Standard">
      <style:text-properties officeooo:rsid="0057f0c7" officeooo:paragraph-rsid="0057f0c7"/>
    </style:style>
    <style:style style:name="P53" style:family="paragraph" style:parent-style-name="Standard">
      <style:text-properties officeooo:rsid="00243270" officeooo:paragraph-rsid="00243270"/>
    </style:style>
    <style:style style:name="P54" style:family="paragraph" style:parent-style-name="Standard">
      <style:text-properties officeooo:rsid="00140759" officeooo:paragraph-rsid="0057f0c7"/>
    </style:style>
    <style:style style:name="P55" style:family="paragraph" style:parent-style-name="Standard">
      <style:text-properties fo:font-variant="normal" fo:text-transform="none" fo:color="#000000" loext:opacity="100%" style:font-name="Liberation Serif" fo:font-size="12pt" fo:letter-spacing="normal" fo:font-style="normal" fo:font-weight="normal" officeooo:rsid="004af6a3" officeooo:paragraph-rsid="004c0f8f" loext:padding="0in" loext:border="none"/>
    </style:style>
    <style:style style:name="P56" style:family="paragraph" style:parent-style-name="Standard">
      <style:text-properties fo:font-variant="normal" fo:text-transform="none" fo:color="#000000" loext:opacity="100%" style:font-name="Liberation Serif" fo:font-size="12pt" fo:letter-spacing="normal" fo:font-style="normal" fo:font-weight="normal" officeooo:rsid="004af6a3" officeooo:paragraph-rsid="002db094" loext:padding="0in" loext:border="none"/>
    </style:style>
    <style:style style:name="P57" style:family="paragraph" style:parent-style-name="Standard">
      <style:text-properties fo:font-variant="normal" fo:text-transform="none" fo:color="#000000" loext:opacity="100%" style:font-name="Liberation Serif" fo:font-size="12pt" fo:letter-spacing="normal" fo:font-style="normal" fo:font-weight="normal" officeooo:rsid="004af6a3" officeooo:paragraph-rsid="005a3410" loext:padding="0in" loext:border="none"/>
    </style:style>
    <style:style style:name="T1" style:family="text">
      <style:text-properties officeooo:rsid="00122f4c"/>
    </style:style>
    <style:style style:name="T2" style:family="text">
      <style:text-properties officeooo:rsid="00126442"/>
    </style:style>
    <style:style style:name="T3" style:family="text">
      <style:text-properties officeooo:rsid="001703a7"/>
    </style:style>
    <style:style style:name="T4" style:family="text">
      <style:text-properties officeooo:rsid="0019052c"/>
    </style:style>
    <style:style style:name="T5" style:family="text">
      <style:text-properties officeooo:rsid="001af485"/>
    </style:style>
    <style:style style:name="T6" style:family="text">
      <style:text-properties fo:font-style="italic" style:font-style-asian="italic" style:font-style-complex="italic"/>
    </style:style>
    <style:style style:name="T7" style:family="text">
      <style:text-properties fo:font-style="italic" officeooo:rsid="002864d0" style:font-style-asian="italic" style:font-style-complex="italic"/>
    </style:style>
    <style:style style:name="T8" style:family="text">
      <style:text-properties fo:font-style="italic" officeooo:rsid="001fe9b9" style:font-style-asian="italic" style:font-style-complex="italic"/>
    </style:style>
    <style:style style:name="T9" style:family="text">
      <style:text-properties fo:font-style="italic" officeooo:rsid="004c0f8f" style:font-style-asian="italic" style:font-style-complex="italic"/>
    </style:style>
    <style:style style:name="T10" style:family="text">
      <style:text-properties officeooo:rsid="001b638f"/>
    </style:style>
    <style:style style:name="T11" style:family="text">
      <style:text-properties officeooo:rsid="001ea8b7"/>
    </style:style>
    <style:style style:name="T12" style:family="text">
      <style:text-properties officeooo:rsid="001fe9b9"/>
    </style:style>
    <style:style style:name="T13" style:family="text">
      <style:text-properties officeooo:rsid="0020dd41"/>
    </style:style>
    <style:style style:name="T14" style:family="text">
      <style:text-properties officeooo:rsid="00219b56"/>
    </style:style>
    <style:style style:name="T15" style:family="text">
      <style:text-properties officeooo:rsid="0022af67"/>
    </style:style>
    <style:style style:name="T16" style:family="text">
      <style:text-properties officeooo:rsid="0019f2a8"/>
    </style:style>
    <style:style style:name="T17" style:family="text">
      <style:text-properties officeooo:rsid="00241f57"/>
    </style:style>
    <style:style style:name="T18" style:family="text">
      <style:text-properties officeooo:rsid="0026629c"/>
    </style:style>
    <style:style style:name="T19" style:family="text">
      <style:text-properties officeooo:rsid="00275697"/>
    </style:style>
    <style:style style:name="T20" style:family="text">
      <style:text-properties officeooo:rsid="002864d0"/>
    </style:style>
    <style:style style:name="T21" style:family="text">
      <style:text-properties officeooo:rsid="002a606e"/>
    </style:style>
    <style:style style:name="T22" style:family="text">
      <style:text-properties officeooo:rsid="002c257f"/>
    </style:style>
    <style:style style:name="T23" style:family="text">
      <style:text-properties officeooo:rsid="00302e57"/>
    </style:style>
    <style:style style:name="T24" style:family="text">
      <style:text-properties officeooo:rsid="0031de54"/>
    </style:style>
    <style:style style:name="T25" style:family="text">
      <style:text-properties officeooo:rsid="00324170"/>
    </style:style>
    <style:style style:name="T26" style:family="text">
      <style:text-properties officeooo:rsid="00335b62"/>
    </style:style>
    <style:style style:name="T27" style:family="text">
      <style:text-properties officeooo:rsid="00154901"/>
    </style:style>
    <style:style style:name="T28" style:family="text">
      <style:text-properties officeooo:rsid="003477cb"/>
    </style:style>
    <style:style style:name="T29" style:family="text">
      <style:text-properties officeooo:rsid="00352085"/>
    </style:style>
    <style:style style:name="T30" style:family="text">
      <style:text-properties officeooo:rsid="00243270"/>
    </style:style>
    <style:style style:name="T31" style:family="text">
      <style:text-properties fo:font-style="normal" style:font-style-asian="normal" style:font-style-complex="normal"/>
    </style:style>
    <style:style style:name="T32" style:family="text">
      <style:text-properties officeooo:rsid="0036fc7e"/>
    </style:style>
    <style:style style:name="T33" style:family="text">
      <style:text-properties officeooo:rsid="003a8e5d"/>
    </style:style>
    <style:style style:name="T34" style:family="text">
      <style:text-properties officeooo:rsid="003c6d58"/>
    </style:style>
    <style:style style:name="T35" style:family="text">
      <style:text-properties officeooo:rsid="003e7677"/>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letter-spacing="normal" fo:font-style="normal" fo:font-weight="normal" officeooo:rsid="005209fa"/>
    </style:style>
    <style:style style:name="T38" style:family="text">
      <style:text-properties officeooo:rsid="0042a748"/>
    </style:style>
    <style:style style:name="T39" style:family="text">
      <style:text-properties officeooo:rsid="00448409"/>
    </style:style>
    <style:style style:name="T40" style:family="text">
      <style:text-properties officeooo:rsid="0045a17e"/>
    </style:style>
    <style:style style:name="T41" style:family="text">
      <style:text-properties officeooo:rsid="0046dd97"/>
    </style:style>
    <style:style style:name="T42" style:family="text">
      <style:text-properties officeooo:rsid="0047faf1"/>
    </style:style>
    <style:style style:name="T43" style:family="text">
      <style:text-properties officeooo:rsid="004af6a3"/>
    </style:style>
    <style:style style:name="T44" style:family="text">
      <style:text-properties officeooo:rsid="004c0f8f"/>
    </style:style>
    <style:style style:name="T45" style:family="text">
      <style:text-properties officeooo:rsid="004dd2b7"/>
    </style:style>
    <style:style style:name="T46" style:family="text">
      <style:text-properties officeooo:rsid="004f34e5"/>
    </style:style>
    <style:style style:name="T47" style:family="text">
      <style:text-properties fo:color="#000000" loext:opacity="100%" fo:font-style="normal" style:text-underline-style="none" style:font-style-asian="normal" style:font-style-complex="normal"/>
    </style:style>
    <style:style style:name="T48" style:family="text">
      <style:text-properties style:font-name="Liberation Serif" fo:font-size="12pt" style:font-size-asian="12pt" style:font-size-complex="12pt"/>
    </style:style>
    <style:style style:name="T49" style:family="text">
      <style:text-properties officeooo:rsid="0052a57b"/>
    </style:style>
    <style:style style:name="T50" style:family="text">
      <style:text-properties officeooo:rsid="00548fe9"/>
    </style:style>
    <style:style style:name="T51" style:family="text">
      <style:text-properties officeooo:rsid="0057f0c7"/>
    </style:style>
    <style:style style:name="T52" style:family="text">
      <style:text-properties officeooo:rsid="00581acc"/>
    </style:style>
    <style:style style:name="T53" style:family="text">
      <style:text-properties officeooo:rsid="0059ef63"/>
    </style:style>
    <style:style style:name="T54" style:family="text">
      <style:text-properties officeooo:rsid="005a34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2">A README ON CLASSICAL LOGIC <text:s/>- A FIRST ATTEMPT.</text:p>
      <text:p text:style-name="P52">---------------------------------------------------------------------------</text:p>
      <text:p text:style-name="P14"><text:span text:style-name="T53">(</text:span>CLASSICAL LOGIC WITHIN CONSTRUCTIVE CUBICAL AGDA<text:span text:style-name="T53">)</text:span></text:p>
      <text:p text:style-name="P14">--------------------------------------------------------------------------------------</text:p>
      <text:p text:style-name="P14"/>
      <text:p text:style-name="P14">ABSTRACT</text:p>
      <text:p text:style-name="P14">----------------</text:p>
      <text:p text:style-name="Standard"/>
      <text:p text:style-name="P14"><text:span text:style-name="T34">C</text:span>lassical logic is compatible with constructive logic in the following sense: that it can be <text:span text:style-name="T18">implemented within</text:span> constructive logic. This idea <text:span text:style-name="T25">is called double-negation translation </text:span><text:span text:style-name="T26">and is due to Godel, Gentzen and Kuroda</text:span>. <text:span text:style-name="T45">Classical propositional and predicate logic</text:span> <text:span text:style-name="T24">is</text:span> <text:span text:style-name="T33">i</text:span>mplemented <text:span text:style-name="T33">here </text:span>in Cubical Agda <text:span text:style-name="T38">so </text:span><text:span text:style-name="T25">that more insight can be gained and more theorems proven regarding the </text:span>classical <text:span text:style-name="T25">fragment. </text:span><text:span text:style-name="T3">There are in effect two different concepts of </text:span><text:span text:style-name="T39">both </text:span><text:span text:style-name="T3">existence </text:span><text:span text:style-name="T39">and universal quantification </text:span><text:span text:style-name="T3">at play, </text:span><text:span text:style-name="T25">the constructive and the classical,</text:span><text:span text:style-name="T3"> and these </text:span><text:span text:style-name="T45">should</text:span><text:span text:style-name="T3"> both be available </text:span><text:span text:style-name="T26">to the user of a proof assistant </text:span><text:span text:style-name="T45">simultaneously and even in the same code</text:span><text:span text:style-name="T26">;</text:span><text:span text:style-name="T3"> </text:span><text:span text:style-name="T11">they are simply different, </text:span><text:span text:style-name="T18">but both useful, </text:span><text:span text:style-name="T34">and there is no need to treat classical and constructive logic as two different fields</text:span><text:span text:style-name="T3">. </text:span><text:span text:style-name="T25">It is merely a matter of precision t</text:span><text:span text:style-name="T33">hat the user b</text:span><text:span text:style-name="T26">e clear about</text:span><text:span text:style-name="T25"> which </text:span><text:span text:style-name="T39">definitions are</text:span><text:span text:style-name="T26"> being used at any one time</text:span><text:span text:style-name="T25"> in a</text:span><text:span text:style-name="T26">n</text:span><text:span text:style-name="T25"> application, </text:span><text:span text:style-name="T33">proof </text:span><text:span text:style-name="T35">or theorem statement</text:span><text:span text:style-name="T25">.</text:span><text:span text:style-name="T39"> </text:span></text:p>
      <text:p text:style-name="Standard"/>
      <text:p text:style-name="Standard"/>
      <text:p text:style-name="P24">INTRODUCTION</text:p>
      <text:p text:style-name="P24">----------------------</text:p>
      <text:p text:style-name="P24"/>
      <text:p text:style-name="P37">The implementation of a classical fragment within constructive logic is well-known: the so-called Godel fragment and the double-negation translations of Godel-Gentzen and Kuroda [5]<text:span text:style-name="T26">[6]. </text:span><text:span text:style-name="T24">This</text:span><text:span text:style-name="T27"> </text:span><text:span text:style-name="T24">is</text:span><text:span text:style-name="T27"> implemented </text:span><text:span text:style-name="T33">here </text:span><text:span text:style-name="T27">in Cubical Agda </text:span>in such a way that more insight can be gained and more theorems proven regarding the <text:span text:style-name="T27">classical </text:span>fragment. <text:span text:style-name="T26">Decidability is discussed. And classical ‘truth’ is defined simply as a non-falsifiability:</text:span></text:p>
      <text:p text:style-name="P37"/>
      <text:p text:style-name="P3">IsTrue : Type ℓ → Type ℓ</text:p>
      <text:p text:style-name="P3">IsTrue A = ¬ ¬ A</text:p>
      <text:p text:style-name="P3"/>
      <text:p text:style-name="P38">Classical propositional calculus is then generated from the following logical operator:</text:p>
      <text:p text:style-name="P38"/>
      <text:p text:style-name="P7">Nor : (A : Type <text:s/>ℓ) -&gt; (B : Type <text:s/>ℓ') -&gt; Type (ℓ-max ℓ ℓ') </text:p>
      <text:p text:style-name="P7">Nor A B = (¬ A) × (¬ B)</text:p>
      <text:p text:style-name="P7"/>
      <text:p text:style-name="P38">Some ‘classicality’ conditions are proven for each operator to show that what is being done makes classical sense. (Classical) Modus Ponens and classical propositional functionality are derived within the <text:span text:style-name="T42">T</text:span>ype theory. Cubical equality is then shown to be <text:span text:style-name="T29">able to define</text:span> propositional equality. Some useful theorems are given in the code and a few are mentioned in the text: the excluded middle is easily proven, for example.</text:p>
      <text:p text:style-name="P38"/>
      <text:p text:style-name="P39">The predicate calculus is essentially reproduced by defining a single classical universal quantifier:</text:p>
      <text:p text:style-name="P39"/>
      <text:p text:style-name="P17">Forall : (A : Type ℓ) -&gt; (B : A → Type ℓ') -&gt; Type (ℓ-max (ℓ) (ℓ')) </text:p>
      <text:p text:style-name="P17">Forall A B = (x : A) → IsTrue (B x)</text:p>
      <text:p text:style-name="P17"/>
      <text:p text:style-name="P39">This includes a classical existential quantifier (as per double-negation translation):</text:p>
      <text:p text:style-name="P39"/>
      <text:p text:style-name="P20">Exists : (A : Type ℓ) (B : A → Type ℓ') -&gt; Type (ℓ-max (ℓ) (ℓ')) <text:s/></text:p>
      <text:p text:style-name="P20"><text:soft-page-break/>Exists A B = <text:s/>IsTrue (Σ A B)</text:p>
      <text:p text:style-name="P38"/>
      <text:p text:style-name="P39">Using Cubical equality this can be shown to be constructible in terms of Forall. <text:span text:style-name="T29">And any alternative formulations can likewise be shown to be equivalent. It ceases to matter exactly how such a fragment is constructed </text:span><text:span text:style-name="T39">as it might in simpler Type Theories</text:span><text:span text:style-name="T29">.</text:span></text:p>
      <text:p text:style-name="P38"/>
      <text:p text:style-name="P40">One inefficiency <text:span text:style-name="T51">is encountered </text:span>in the way operators can be defined to act on other operators. <text:span text:style-name="T39">See the </text:span><text:span text:style-name="T43">Discussion</text:span><text:span text:style-name="T42"> for a discussion of</text:span> limitations.</text:p>
      <text:p text:style-name="P24"/>
      <text:p text:style-name="P40">Some axioms of predicate calculus due to Kleene are derived to show that we have in fact constructed a <text:span text:style-name="T39">variety</text:span> of classical logic.</text:p>
      <text:p text:style-name="P24"/>
      <text:p text:style-name="P4"/>
      <text:p text:style-name="P4">CLASSICAL PROPOSITIONAL CALCULUS - THE GODEL FRAGMENT</text:p>
      <text:p text:style-name="Standard">----------------------------------------------------------------------------------------------</text:p>
      <text:p text:style-name="Standard"/>
      <text:p text:style-name="P1">In Cubical Agda the underlying logic of the <text:span text:style-name="T42">T</text:span>ype theory is constructive or ‘intuitionistic’. One way to replicate classical propositional logic from within a constructive logic is to assume that ¬ ¬ P → P for any proposition. <text:span text:style-name="T19">A similar result</text:span> <text:span text:style-name="T19">may</text:span> also be achieved by assuming decidability of propositions as <text:span text:style-name="T11">follows</text:span>: </text:p>
      <text:p text:style-name="P1"/>
      <text:p text:style-name="Standard">decEq→P : {P : Type ℓ} → Dec P → ¬ ¬ P → P</text:p>
      <text:p text:style-name="Standard"/>
      <text:p text:style-name="P1">The condition that ¬ ¬ P → P is <text:span text:style-name="T39">also </text:span>equivalent to the excluded middle for propositions. This has to be applied a little carefully as it results that (¬ ¬ P) <text:s/>≡ P only when P is a proposition in the Type <text:span text:style-name="T42">t</text:span>heory sense of “isProp”, meaning <text:span text:style-name="T19">in Cubical Agda terms</text:span>: <text:s/></text:p>
      <text:p text:style-name="P1"/>
      <text:p text:style-name="P1">isProp : Type ℓ → Type ℓ</text:p>
      <text:p text:style-name="P1">isProp P = (x y : A) → x ≡ y</text:p>
      <text:p text:style-name="P1"/>
      <text:p text:style-name="P1">Thus, <text:span text:style-name="T11">with this approach,</text:span> we <text:span text:style-name="T11">would </text:span>need to assert both isProp P and decEq P for classical propositions; they must be both propositions in the <text:span text:style-name="T42">T</text:span>ype theory sense and classical in the logic sense <text:span text:style-name="T19">for the excluded middle to result</text:span>. <text:span text:style-name="T1">Fortunately we can always add decidability as a postulate </text:span><text:span text:style-name="T5">consistently</text:span><text:span text:style-name="T1">, since in Cubical Agda we have: </text:span></text:p>
      <text:p text:style-name="P1"/>
      <text:p text:style-name="P1">¬¬dec : {A : Type ℓ} → <text:s/>¬ ¬ (Dec A)</text:p>
      <text:p text:style-name="P1"/>
      <text:p text:style-name="P6">But we <text:span text:style-name="T51">do not have that</text:span> all types <text:span text:style-name="T14">are </text:span>propositions in Cubical Agda. <text:span text:style-name="T5">We may also not approve of assuming decidability when it may seem like </text:span><text:span text:style-name="T39">too strong an additional assumption or postulate</text:span><text:span text:style-name="T5">. Just as it may also seem to constructivists </text:span><text:span text:style-name="T39">too strong</text:span><text:span text:style-name="T5"> </text:span><text:span text:style-name="T39">an assumption </text:span><text:span text:style-name="T5">to </text:span><text:span text:style-name="T39">postulate</text:span><text:span text:style-name="T5"> the excluded middle, </text:span><text:span text:style-name="T11">and potentially in some type theories these might </text:span><text:span text:style-name="T39">even</text:span><text:span text:style-name="T11"> be false. </text:span><text:span text:style-name="T39">In Cubical Agda, however, </text:span><text:span text:style-name="T20">the following theorem in the code shows that ¬ ¬ P → P is non-falsifiable in Cubical Agda</text:span><text:span text:style-name="T14">:</text:span></text:p>
      <text:p text:style-name="P5"/>
      <text:p text:style-name="P5"><text:span text:style-name="T14">Non-Falsifiability-EM</text:span> : {A : Type <text:s/>ℓ} -&gt; (¬ ¬ ((¬ ¬ A) → A))</text:p>
      <text:p text:style-name="P5"/>
      <text:p text:style-name="P2">A more convincing way to proceed is to exploit the Godel fragment construction, <text:span text:style-name="T1">which can be applied to any Type:</text:span></text:p>
      <text:p text:style-name="P2"/>
      <text:p text:style-name="P2"><text:s/>-- IsTrue (defines classical 'truth')</text:p>
      <text:p text:style-name="P2">IsTrue : Type ℓ → Type ℓ</text:p>
      <text:p text:style-name="P2">IsTrue A = ¬ ¬ A</text:p>
      <text:p text:style-name="P1"/>
      <text:p text:style-name="P4"><text:soft-page-break/>It simply entails creating a new proposition from any Type <text:span text:style-name="T11">(or Sort in the Cubical Agda type system)</text:span>, by taking its double negation; <text:span text:style-name="T14">by</text:span><text:span text:style-name="T11"> wrapping the would-be proposition in </text:span><text:span text:style-name="T14">a double negation</text:span><text:span text:style-name="T11">; that is, we take the non-falsifiability of the would-be proposition as the meaning of classical truth – by definition</text:span>. <text:span text:style-name="T20">This requires no assumptions, postulates or constraints to construct a classical proposition; it constructs them from Types. </text:span>We get the following <text:span text:style-name="T20">properties </text:span>as a result:</text:p>
      <text:p text:style-name="P4"/>
      <text:p text:style-name="P4">isPropIsTrue : {A : Type <text:s/>ℓ} -&gt; isProp (IsTrue A) <text:s text:c="2"/></text:p>
      <text:p text:style-name="P4"/>
      <text:p text:style-name="P4">IsTrueClassical : {A : Type ℓ} -&gt; IsTrue A ≡ (IsTrue (IsTrue A))</text:p>
      <text:p text:style-name="P4"/>
      <text:p text:style-name="P4">As a sanity check on consistency, we have:</text:p>
      <text:p text:style-name="P4"/>
      <text:p text:style-name="P4">IsTrue⊥ : IsTrue ⊥ → ⊥</text:p>
      <text:p text:style-name="P4">IsTrue⊥ = λ z → z (λ z₁ → z₁)</text:p>
      <text:p text:style-name="P4"/>
      <text:p text:style-name="P4">isTrue⊤ : Unit → IsTrue Unit</text:p>
      <text:p text:style-name="P4">isTrue⊤ tt = λ z → z tt</text:p>
      <text:p text:style-name="P4"/>
      <text:p text:style-name="P4">The classical propositional calculus can then be derived by adding the following generating function:</text:p>
      <text:p text:style-name="P4"/>
      <text:p text:style-name="P4"><text:s/>-- Nor </text:p>
      <text:p text:style-name="P4">Nor : (A : Type <text:s/>ℓ) -&gt; (B : Type <text:s/>ℓ') -&gt; Type (ℓ-max ℓ ℓ') </text:p>
      <text:p text:style-name="P4">Nor A B = (¬ A) × (¬ B)</text:p>
      <text:p text:style-name="P4"/>
      <text:p text:style-name="P4">And we can derive that this too is ‘classical’ with the following theo<text:span text:style-name="T20">r</text:span>ems (see code <text:span text:style-name="T14">for </text:span><text:span text:style-name="T20">proofs</text:span>):</text:p>
      <text:p text:style-name="P4"/>
      <text:p text:style-name="P4">isPropNor : {A : Type <text:s/>ℓ} -&gt; {B : Type <text:s/>ℓ'} → isProp (Nor A B)</text:p>
      <text:p text:style-name="P4"/>
      <text:p text:style-name="P4">NorClassical1 : {A : Type <text:s/>ℓ} -&gt; {B : Type <text:s/>ℓ'} -&gt; Nor A B ≡ (IsTrue (Nor A B))</text:p>
      <text:p text:style-name="P4"><text:s/></text:p>
      <text:p text:style-name="P4">NorClassical2 : {A : Type <text:s/>ℓ} -&gt; {B : Type <text:s/>ℓ'} -&gt; Nor A B ≡ (Nor (IsTrue A) B)</text:p>
      <text:p text:style-name="P4"/>
      <text:p text:style-name="P4">NorClassical3 : {A : Type <text:s/>ℓ} -&gt; {B : Type <text:s/>ℓ'} -&gt; Nor A B ≡ (Nor A (IsTrue B))</text:p>
      <text:p text:style-name="P4"/>
      <text:p text:style-name="P1"><text:span text:style-name="T1">Unlike for IsTrue there are 3 required proofs of ‘classicality’ here. What is happening is that not only must NorClassical1 be satisfied, a sort of ‘external’ classicality condition, but also A and B can be any Types at all and still we get the same result as if A and B were classical. This can be termed the ‘internal’ classicality of Nor. </text:span><text:span text:style-name="T2">The A and B don’t even need to be propositions. They are just Types in all their constructive Cubical complexity. For the purposes of classical propositional calculus we can consider them the required infinite list of symbols representing ‘propositions’.</text:span></text:p>
      <text:p text:style-name="P1"/>
      <text:p text:style-name="P8">To clarify what is happening here, consider the following theorems: </text:p>
      <text:p text:style-name="P8"/>
      <text:p text:style-name="P8">Nor≡nor : {A : Type <text:s/>ℓ} -&gt; {B : Type <text:s/>ℓ'} → Nor A B ≡ (¬ (A ⊎ B)) </text:p>
      <text:p text:style-name="P8"/>
      <text:p text:style-name="P8">Nor¬A¬B≡¬¬A×¬¬A : {A : Type <text:s/>ℓ} -&gt; {B : Type <text:s/>ℓ'} → Nor (¬ A) (¬ B) ≡ (¬ ¬ A) × (¬ ¬ B) </text:p>
      <text:p text:style-name="P8"/>
      <text:p text:style-name="P8">We will define ‘classical’ for <text:span text:style-name="T40">operators on </text:span>propositions as any function on Types that is both internally and externally classical, or, by induction, constructed from (or <text:span text:style-name="T11">cubically equal to, in the sense of A </text:span>≡ <text:span text:style-name="T11">B</text:span>) such classical operators.</text:p>
      <text:p text:style-name="P8"/>
      <text:p text:style-name="P8"><text:soft-page-break/>For example,</text:p>
      <text:p text:style-name="P8"/>
      <text:p text:style-name="P8">IsFalse : (A : Type ℓ) → Type ℓ <text:s/></text:p>
      <text:p text:style-name="P8">IsFalse A = Nor A A</text:p>
      <text:p text:style-name="P8"/>
      <text:p text:style-name="P8">IsFalse≡¬ : {A : Type <text:s/>ℓ} -&gt; (IsFalse A) ≡ (¬ A)</text:p>
      <text:p text:style-name="P1"/>
      <text:p text:style-name="P8">Thus the usual negation operator on types, of Cubical Agda, is itself proven to be ‘classical’. <text:span text:style-name="T11">Further,</text:span></text:p>
      <text:p text:style-name="P8"/>
      <text:p text:style-name="P1">isPropIsFalse <text:s/>: {A : Type <text:s/>ℓ} -&gt; isProp (IsFalse A)</text:p>
      <text:p text:style-name="P1"/>
      <text:p text:style-name="P8">Continuing <text:span text:style-name="T11">in this </text:span><text:span text:style-name="T14">constructive and inductive</text:span><text:span text:style-name="T11"> manner, </text:span><text:span text:style-name="T20">all the other operators of </text:span><text:span text:style-name="T14">classical </text:span><text:span text:style-name="T20">propositional </text:span><text:span text:style-name="T14">logic </text:span><text:span text:style-name="T20">can be defined</text:span>:</text:p>
      <text:p text:style-name="P8"/>
      <text:p text:style-name="P8">Or : (A : Type <text:s/>ℓ) -&gt; (B : Type <text:s/>ℓ') -&gt; Type (ℓ-max ℓ ℓ') </text:p>
      <text:p text:style-name="P8">Or A B = ¬ (Nor A B)</text:p>
      <text:p text:style-name="P8"/>
      <text:p text:style-name="P8">Or≡¬Nor : <text:s/>{A : Type <text:s/>ℓ} -&gt; {B : Type <text:s/>ℓ'} -&gt; (Or A B) ≡ (¬ (Nor A B))</text:p>
      <text:p text:style-name="P8"/>
      <text:p text:style-name="P8">Or≡¬¬⊎ : {A : Type <text:s/>ℓ} -&gt; {B : Type <text:s/>ℓ'} -&gt; (Or A B) ≡ (¬ ¬ (A ⊎ B)) </text:p>
      <text:p text:style-name="P8"/>
      <text:p text:style-name="P8">isPropOr : {A : Type <text:s/>ℓ} -&gt; {B : Type <text:s/>ℓ'} -&gt; isProp (Or A B)</text:p>
      <text:p text:style-name="P8"/>
      <text:p text:style-name="P8">And so on.</text:p>
      <text:p text:style-name="P8"/>
      <text:p text:style-name="P8"><text:span text:style-name="T11">The ‘e</text:span>xcluded middle’ <text:span text:style-name="T11">follows</text:span>:</text:p>
      <text:p text:style-name="P8"/>
      <text:p text:style-name="P9">EM : <text:s/>{A : Type ℓ} → (Or A (¬ A)) <text:s/></text:p>
      <text:p text:style-name="P9"/>
      <text:p text:style-name="P9">EM' : (A : Type ℓ) → IsTrue (A ⊎ (¬ A))</text:p>
      <text:p text:style-name="P8"/>
      <text:p text:style-name="P23">And continuing:</text:p>
      <text:p text:style-name="P8"/>
      <text:p text:style-name="P8">Nand : (A : Type <text:s/>ℓ) -&gt; (B : Type <text:s/>ℓ') -&gt; Type (ℓ-max ℓ ℓ') </text:p>
      <text:p text:style-name="P8">Nand A B = ¬ (Nor (¬ A) (¬ B))</text:p>
      <text:p text:style-name="P8"/>
      <text:p text:style-name="P8">And : (A : Type <text:s/>ℓ) -&gt; (B : Type <text:s/>ℓ') -&gt; Type (ℓ-max ℓ ℓ') </text:p>
      <text:p text:style-name="P8">And A B = ¬ (Nand A B)</text:p>
      <text:p text:style-name="P8"/>
      <text:p text:style-name="P8">And≡¬¬A×¬¬B : {A : Type ℓ} → {B : Type ℓ'} → And A B ≡ (¬ ¬ A) × (¬ ¬ B)</text:p>
      <text:p text:style-name="P8"/>
      <text:p text:style-name="P10">A classical implication <text:span text:style-name="T11">can be</text:span> defined <text:span text:style-name="T11">(see code) </text:span>and it is shown that:</text:p>
      <text:p text:style-name="P10"/>
      <text:p text:style-name="P10">A⇒B≡Or¬AB : {A : Type <text:s/>ℓ} -&gt; {B : Type <text:s/>ℓ'} → <text:span text:style-name="T14">(</text:span>A ⇒ B<text:span text:style-name="T14">)</text:span> ≡ <text:span text:style-name="T14">(</text:span>Or (¬ A) B<text:span text:style-name="T14">)</text:span></text:p>
      <text:p text:style-name="P10"/>
      <text:p text:style-name="P10">It follows from the preceding that a double implication is also classical:</text:p>
      <text:p text:style-name="P10"/>
      <text:p text:style-name="P8">_⟺_ : (A : Type ℓ) -&gt; (B : Type ℓ') -&gt; Type (ℓ-max ℓ ℓ') </text:p>
      <text:p text:style-name="P8">A ⟺ B = ((A ⇒ B) × (B ⇒ A))</text:p>
      <text:p text:style-name="P8"/>
      <text:p text:style-name="P10">For example, we have <text:span text:style-name="T20">a</text:span> proof <text:span text:style-name="T20">of</text:span>:</text:p>
      <text:p text:style-name="P10"><text:soft-page-break/></text:p>
      <text:p text:style-name="P10">A⟺B≡IsTrueA⇒B×IsTrueB⇒A : {A : Type ℓ} -&gt; {B : Type ℓ'} -&gt; (A ⟺ B) ≡ ((IsTrue (A ⇒ B)) × (IsTrue (B ⇒ A)))</text:p>
      <text:p text:style-name="P10"/>
      <text:p text:style-name="P10">And it is inevitable that the other ‘classicality’ conditions in the code result, including:</text:p>
      <text:p text:style-name="P10"/>
      <text:p text:style-name="P10">isProp⟺ : {A : Type ℓ} -&gt; {B : Type ℓ'} -&gt; isProp (A ⟺ B)</text:p>
      <text:p text:style-name="P10"/>
      <text:p text:style-name="P25">As well as Modus Ponens:</text:p>
      <text:p text:style-name="P10"/>
      <text:p text:style-name="P10">ModusPonens⟹-classical : {A : Type ℓ} -&gt; {B : Type ℓ'} -&gt; A ⇒ (A ⇒ B) ⇒ B</text:p>
      <text:p text:style-name="P10"/>
      <text:p text:style-name="P10">And a number of variations are also given. Useful functions thus derived include:</text:p>
      <text:p text:style-name="P10"/>
      <text:p text:style-name="P10">A≡B→A⇒C→B⇒C : <text:s/>{A B : Type <text:s/>ℓ} → {C : Type <text:s/>ℓ'} -&gt; A ≡ B → A ⇒ C → B ⇒ C</text:p>
      <text:p text:style-name="P10"/>
      <text:p text:style-name="P10">Just to tie the circle with the initial consideration on decidability, there is <text:span text:style-name="T40">also </text:span><text:span text:style-name="T11">obviously </text:span>the following:</text:p>
      <text:p text:style-name="P10"/>
      <text:p text:style-name="P10">IsTrueDecA : {A : Type ℓ} → IsTrue (Dec A)</text:p>
      <text:p text:style-name="P10"/>
      <text:p text:style-name="P10">That is, from within the <text:span text:style-name="T11">G</text:span>odel fragment, propositions are indeed decidable <text:span text:style-name="T40">in some sense; </text:span>decidability is not falsifiable constructively within Cubical Agda. <text:span text:style-name="T11">Does that make it classically the case </text:span><text:span text:style-name="T40">that all propositions are decidable</text:span><text:span text:style-name="T11">? </text:span><text:span text:style-name="T12">I propose that it </text:span><text:span text:style-name="T8">is </text:span><text:span text:style-name="T12">in the sense that what this is telling us is that there is a limit to what sort of propositions a Type or Sort in such a </text:span><text:span text:style-name="T42">T</text:span><text:span text:style-name="T12">ype theory can represent. And they are </text:span><text:span text:style-name="T14">as such all</text:span><text:span text:style-name="T12"> classically ‘decidable’ </text:span><text:span text:style-name="T14">(in being either true or false classically – no excluded middle) </text:span><text:span text:style-name="T12">even if a constructive proof of such does not exist in Cubical </text:span><text:span text:style-name="T42">T</text:span><text:span text:style-name="T12">ype theory, </text:span><text:span text:style-name="T14">that is, they need not be constructively decidable via any algorithm within the Type </text:span><text:span text:style-name="T42">t</text:span><text:span text:style-name="T14">heory, </text:span><text:span text:style-name="T20">but that they are either </text:span><text:span text:style-name="T40">Is</text:span><text:span text:style-name="T20">True or </text:span><text:span text:style-name="T40">Is</text:span><text:span text:style-name="T20">False </text:span><text:span text:style-name="T7">classically</text:span><text:span text:style-name="T20"> remains the condition of classical logic – whether we have any such proofs or not.</text:span></text:p>
      <text:p text:style-name="P10"/>
      <text:p text:style-name="P15">Further, we may define a classical propositional equality and a classical propositional extensionality as follows:</text:p>
      <text:p text:style-name="P15"/>
      <text:p text:style-name="P15">_===_ : (p q : Type ℓ) → Type (ℓ-suc ℓ)</text:p>
      <text:p text:style-name="P15">_===_ p q = IsTrue ((IsTrue p) ≡ (IsTrue q)) </text:p>
      <text:p text:style-name="P10"/>
      <text:p text:style-name="P25">We can simplify this using the machinery of Cubical Agda in a <text:span text:style-name="T26">powerful</text:span> way:</text:p>
      <text:p text:style-name="P25"/>
      <text:p text:style-name="P25">_==_ : (p q : Type ℓ) → Type (ℓ-suc ℓ)</text:p>
      <text:p text:style-name="P25">_==_ p q = (IsTrue p) ≡ (IsTrue q)</text:p>
      <text:p text:style-name="P25"/>
      <text:p text:style-name="P49">And the above two definitions are cubically equal:</text:p>
      <text:p text:style-name="P49"/>
      <text:p text:style-name="P49">p===q≣p==q : <text:s/>(p q : Type ℓ) → (p === q) ≡ (p == q)</text:p>
      <text:p text:style-name="P49"/>
      <text:p text:style-name="P49"/>
      <text:p text:style-name="P11">We thus have classical propositional logic as an important fragment, a Godel fragment, within constructive Cubical Agda. Cubical logic enables the equivalence of operators, functions and types to be handled <text:span text:style-name="T26">more easily </text:span><text:span text:style-name="T20">than earlier type theories </text:span><text:span text:style-name="T28">and more proofs can be more naturally presented</text:span>. <text:span text:style-name="T44">The concept of two classical propositions is clarified by the above – it </text:span><text:span text:style-name="T9">is </text:span><text:span text:style-name="T44">a cubical equality!</text:span> </text:p>
      <text:p text:style-name="P10"><text:soft-page-break/></text:p>
      <text:p text:style-name="P10"/>
      <text:p text:style-name="P14">THE CLASSICAL PREDICATE CALCULUS</text:p>
      <text:p text:style-name="P14">--------------------------------------------------------</text:p>
      <text:p text:style-name="P14"/>
      <text:p text:style-name="P13">Th<text:span text:style-name="T46">e preceding</text:span> <text:span text:style-name="T44">approach</text:span> <text:span text:style-name="T20">is now</text:span> extended to the classical predicate calculus, <text:span text:style-name="T28">as per the Godel-Gentzen and Kuroda double-negation translations. </text:span></text:p>
      <text:p text:style-name="P14"/>
      <text:p text:style-name="P15">As with classical propositional calculus, <text:span text:style-name="T15">a version of </text:span>classical predicate calculus can be implemented by adding very few extra functions; one in fact: a classical universal operator:</text:p>
      <text:p text:style-name="P15"/>
      <text:p text:style-name="P15">Forall : (A : Type ℓ) -&gt; (B : A → Type ℓ') -&gt; Type (ℓ-max (ℓ) (ℓ')) </text:p>
      <text:p text:style-name="P15">Forall A B = (x : A) → IsTrue (B x)</text:p>
      <text:p text:style-name="P15"/>
      <text:p text:style-name="P15">We have ‘classicality’ as follows:</text:p>
      <text:p text:style-name="P15"/>
      <text:p text:style-name="P15">isPropForall : {A : Type ℓ} → {B : A → Type ℓ'} → isProp (Forall A B)</text:p>
      <text:p text:style-name="P15"/>
      <text:p text:style-name="P15">ForallClassical1 : {A : Type ℓ} → (B : A → Type ℓ') → Forall A B ≡ IsTrue (Forall A B)</text:p>
      <text:p text:style-name="P15"/>
      <text:p text:style-name="P15">ForallClassical2 : {A : Type ℓ} → (B : A → Type ℓ') → Forall A B ≡ (Forall A (λ x → IsTrue (B x))) </text:p>
      <text:p text:style-name="P15"/>
      <text:p text:style-name="P16">The second of these is a little unexpected, as the IsTrue does not contain the λ x part. <text:span text:style-name="T4">The ‘x’ of course is not playing the role of a proposition; the resulting predicate B x is </text:span><text:span text:style-name="T12">doing so </text:span><text:span text:style-name="T4">however. </text:span></text:p>
      <text:p text:style-name="P15"/>
      <text:p text:style-name="P18">We notice here the first difficulty. Negation cannot be applied to B alone (due to a certain lack of polymorphism <text:span text:style-name="T12">in the </text:span><text:span text:style-name="T42">T</text:span><text:span text:style-name="T12">ype theory</text:span>), as it is not a ‘<text:span text:style-name="T12">S</text:span>ort’ in Agda’s type system. We must apply negation to <text:span text:style-name="T28">(</text:span>B x<text:span text:style-name="T28">)</text:span> as a whole. We may define the following in the obvious way:</text:p>
      <text:p text:style-name="P18"/>
      <text:p text:style-name="P18">Forall¬ : (A : Type ℓ) -&gt; (B : A → Type ℓ') -&gt; Type (ℓ-max (ℓ) (ℓ')) </text:p>
      <text:p text:style-name="P18">Forall¬ A B = (x : A) → ¬ (B x)</text:p>
      <text:p text:style-name="P18"/>
      <text:p text:style-name="P18">But <text:span text:style-name="T12">we </text:span>would have to define a more complex function to apply the negation directly to B. Such as:</text:p>
      <text:p text:style-name="P18"/>
      <text:p text:style-name="P18">UnaryOn→ : {A : Type ℓ} → (unary : (Type ℓ' → Type ℓ'')) → (B : A → Type ℓ') → (A → Type ℓ'')</text:p>
      <text:p text:style-name="P18">UnaryOn→ {ℓ} {ℓ'} {ℓ''} {A} unary B = λ x → unary (B x) </text:p>
      <text:p text:style-name="P18"/>
      <text:p text:style-name="P18">-- And the analog of ¬ ...</text:p>
      <text:p text:style-name="P18">IsFalseOn→ : {A : Type ℓ} → (B : A → Type ℓ') -&gt; (A → Type ℓ') <text:s/></text:p>
      <text:p text:style-name="P18">IsFalseOn→ <text:s/>{ℓ} {ℓ'} {A} B = (UnaryOn→ IsFalse) B</text:p>
      <text:p text:style-name="P18"/>
      <text:p text:style-name="P18">This is somewhat annoying and <text:span text:style-name="T12">makes for the need for extra code, </text:span><text:span text:style-name="T15">further, it</text:span><text:span text:style-name="T12"> is conceptually </text:span><text:span text:style-name="T28">confusing. </text:span><text:span text:style-name="T15">Paper-based classical logic, </text:span><text:span text:style-name="T28">on the other hand,</text:span><text:span text:style-name="T15"> allows </text:span><text:span text:style-name="T51">this </text:span><text:span text:style-name="T15">effortless</text:span><text:span text:style-name="T51">ly</text:span><text:span text:style-name="T15">.</text:span></text:p>
      <text:p text:style-name="P18"/>
      <text:p text:style-name="P18">In any case, we proceed:</text:p>
      <text:p text:style-name="P18"/>
      <text:p text:style-name="P18">isPropForall¬ : {A : Type ℓ} -&gt; {B : A → Type ℓ'} -&gt; isProp (Forall¬ A B)</text:p>
      <text:p text:style-name="P18"/>
      <text:p text:style-name="P18">And ‘classicality’ is proven <text:span text:style-name="T12">as follows</text:span>:</text:p>
      <text:p text:style-name="P18"/>
      <text:p text:style-name="P18">Forall¬→Forall'¬ : <text:s/>{A : Type ℓ} -&gt; {B : A → Type ℓ'} -&gt; (Forall¬ A B) → Forall A (λ a -&gt; ¬ (B a)) </text:p>
      <text:p text:style-name="P18"><text:soft-page-break/></text:p>
      <text:p text:style-name="P18">Similarly we can <text:span text:style-name="T12">define</text:span> a classical ‘Exists’:</text:p>
      <text:p text:style-name="P18"/>
      <text:p text:style-name="P18">Exists : (A : Type ℓ) (B : A → Type ℓ') -&gt; Type (ℓ-max (ℓ) (ℓ')) <text:s/></text:p>
      <text:p text:style-name="P18">Exists A B = <text:s/>IsTrue (Σ A B)</text:p>
      <text:p text:style-name="P18"/>
      <text:p text:style-name="P18">And its ‘classicality’ <text:span text:style-name="T12">may be proven by its construction in terms of ‘Forall’</text:span>:</text:p>
      <text:p text:style-name="P18"/>
      <text:p text:style-name="P18">Exists≡¬Forall¬ : (A : Type ℓ) (B : A → Type ℓ') -&gt; (Exists A B) ≡ (¬ (Forall¬ A B)) </text:p>
      <text:p text:style-name="P18"/>
      <text:p text:style-name="P18">We have:</text:p>
      <text:p text:style-name="P18"/>
      <text:p text:style-name="P18">Exists¬ : (A : Type ℓ) (B : A → Type ℓ') -&gt; Type (ℓ-max (ℓ) (ℓ')) <text:s/></text:p>
      <text:p text:style-name="P18">Exists¬ A B = <text:s/>¬ ¬ (Σ A (λ a → ¬ (B a))) </text:p>
      <text:p text:style-name="P18"/>
      <text:p text:style-name="P18">And its ‘classicality’:</text:p>
      <text:p text:style-name="P18"/>
      <text:p text:style-name="P18">Exists¬≡ : {A : Type ℓ} {B : A → Type ℓ'} -&gt; (Exists¬ A B) ≡ (Exists A (λ a -&gt; ¬ (B a)))</text:p>
      <text:p text:style-name="P18"/>
      <text:p text:style-name="P21"><text:span text:style-name="T12">Some b</text:span>asic theorems result:</text:p>
      <text:p text:style-name="P21"/>
      <text:p text:style-name="P21">Exists¬≡¬Forall : (A : Type ℓ) (B : A → Type ℓ') -&gt; (Exists¬ A B) ≡ (¬ (Forall A B)) </text:p>
      <text:p text:style-name="P21"/>
      <text:p text:style-name="P21">IsTrueA→ForallA→ : {A : Type ℓ} {B : A → Type ℓ'} -&gt; IsTrue A → Forall A B → Exists A B</text:p>
      <text:p text:style-name="P21"/>
      <text:p text:style-name="P21">At this point we should ask: does our construction in terms of IsTrue, Nor and Forall really constitute a classical theory of logic, <text:span text:style-name="T12">albeit likely a limited version thereof</text:span>?</text:p>
      <text:p text:style-name="P18"/>
      <text:p text:style-name="P21"/>
      <text:p text:style-name="P21"/>
      <text:p text:style-name="P22">IS THIS REALLY A FORM OF CLASSICAL LOGIC?</text:p>
      <text:p text:style-name="P21">-------------------------------------------------------------------</text:p>
      <text:p text:style-name="P21"/>
      <text:p text:style-name="P21">With reference to the following books <text:span text:style-name="T32">[1][2[[3][4]</text:span>:</text:p>
      <text:p text:style-name="P21"/>
      <text:p text:style-name="P21">We show that what we have is indeed a classical <text:span text:style-name="T21">predicate </text:span><text:span text:style-name="T40">calculus</text:span>. By starting with Kleene’s axioms of propositional and predicate calculus we can establish this theorem.</text:p>
      <text:p text:style-name="P21"/>
      <text:p text:style-name="P21">Here are the proofs <text:span text:style-name="T12">(</text:span>th<text:span text:style-name="T12">ey</text:span> can b<text:span text:style-name="T12">e investigated</text:span> in the code<text:span text:style-name="T12">). </text:span>In particular we now show the rules of propositional and predicate calculus as per [2] section 19, page 82. (Us<text:span text:style-name="T21">ing</text:span> automated proof search where possible):</text:p>
      <text:p text:style-name="P21"/>
      <text:p text:style-name="P21">-- Group A1 Postulates for the propositional calculus.</text:p>
      <text:p text:style-name="P21">rule-1a : {A : Type <text:s/>ℓ} → {B : Type <text:s/>ℓ'} -&gt; A ⇒ (B ⇒ A)</text:p>
      <text:p text:style-name="P21">rule-1a = λ z z₁ → z₁ (λ z₂ z₃ → z₂ (λ _ → z z₃))</text:p>
      <text:p text:style-name="P21"/>
      <text:p text:style-name="P21">rule-1b : {A : Type <text:s/>ℓ} → {B : Type <text:s/>ℓ'} → {C : Type <text:s/>ℓ''} -&gt; (A ⇒ B) ⇒ ((A ⇒ (B ⇒ C)) ⇒ (A ⇒ C))</text:p>
      <text:p text:style-name="P21">rule-1b = λ z z₁ → z₁ (λ z₂ z₃ → z₃ (λ z₄ z₅ → z₄ (λ z₆ → z₂ (λ z₇ → z₇ (λ z₈ → z₈ z₆)</text:p>
      <text:p text:style-name="P21"><text:s text:c="22"/>(λ z₈ → z₈ (λ z₉ → z (λ z₁₀ → z₁₀ (λ z₁₁ → z₁₁ z₆) z₉)) z₅)))))</text:p>
      <text:p text:style-name="P21"/>
      <text:p text:style-name="P21">rule-2 : <text:s/>{A : Type <text:s/>ℓ} → {B : Type <text:s/>ℓ'} -&gt; A ⇒ (A ⇒ B) ⇒ B</text:p>
      <text:p text:style-name="P21">rule-2 = λ z z₁ → z₁ (λ z₂ z₃ → z₂ (λ z₄ → z₄ z z₃))</text:p>
      <text:p text:style-name="P21"/>
      <text:p text:style-name="P21"><text:span text:style-name="T13">R</text:span>ule 2 is written in the format of natural deduction in Kleene, so the following is included here. Note that the inference remains classical due to the ⇒</text:p>
      <text:p text:style-name="P21"/>
      <text:p text:style-name="P21">rule-2-uncurry : <text:s/>{A : Type <text:s/>ℓ} → {B : Type <text:s/>ℓ'} -&gt; (A × (A ⇒ B)) ⇒ B</text:p>
      <text:p text:style-name="P21">rule-2-uncurry {ℓ} {ℓ'} {A} {B} = classical-curry ModusPonens⟹-classical <text:s/></text:p>
      <text:p text:style-name="P21"/>
      <text:p text:style-name="P21">rule-2-classicalB-hlp : <text:s/>{A : Type <text:s/>ℓ} → {B : Type <text:s/>ℓ'} -&gt; (A × (A ⇒ B)) → IsTrue B</text:p>
      <text:p text:style-name="P21">rule-2-classicalB-hlp aab = λ x → proj₂ aab (A¬¬A (proj₁ aab)) x </text:p>
      <text:p text:style-name="P21"/>
      <text:p text:style-name="P21">The following is that which best represents Kleene's rule-2. There is, however, an issue; we must assume B is 'classical' (to the extent that <text:span text:style-name="T15">we need </text:span>'B ≡ IsTrue B'). Rule-2 is therefore conditional on a<text:span text:style-name="T13">n</text:span> extra requirement <text:span text:style-name="T15">beyond</text:span> <text:span text:style-name="T5">that of just</text:span> B being a Type, <text:span text:style-name="T40">it requires in effect an inductive base case in terms of the classicality of B</text:span>:</text:p>
      <text:p text:style-name="P21"/>
      <text:p text:style-name="P21">rule-2-classicalB : <text:s/>{A : Type <text:s/>ℓ} → {B : Type <text:s/>ℓ'} -&gt; (B ≡ IsTrue B) → (A × (A ⇒ B)) → B</text:p>
      <text:p text:style-name="P21">rule-2-classicalB B-classical aab = transport (sym B-classical) (rule-2-classicalB-hlp aab) </text:p>
      <text:p text:style-name="P21"/>
      <text:p text:style-name="P21">rule-3 : <text:s/>{A : Type <text:s/>ℓ} → {B : Type <text:s/>ℓ'} -&gt; (A ⇒ (B ⇒ (And A B)))</text:p>
      <text:p text:style-name="P21">rule-3 = λ z z₁ → z₁ (λ z₂ z₃ → z₃ (λ z₄ → z₄ ((λ x → z₂ (λ _ → z x)) , z₂)))</text:p>
      <text:p text:style-name="P21"/>
      <text:p text:style-name="P21">rule-4a-hlp : {A : Type <text:s/>ℓ} → {B : Type <text:s/>ℓ'} -&gt; ((¬ ¬ A) × (¬ ¬ B)) ⇒ A</text:p>
      <text:p text:style-name="P21">rule-4a-hlp {A = A} {B = B} = λ x y → ((¬¬¬A¬A (¬¬AB→nnA x)) y)</text:p>
      <text:p text:style-name="P21"/>
      <text:p text:style-name="P21">rule-4b-hlp : {A : Type <text:s/>ℓ} → {B : Type <text:s/>ℓ'} -&gt; ((¬ ¬ A) × (¬ ¬ B)) ⇒ B</text:p>
      <text:p text:style-name="P21">rule-4b-hlp {A = A} {B = B} = λ x y → ((¬¬¬A¬A (¬¬AB→nnB x)) y)</text:p>
      <text:p text:style-name="P21"/>
      <text:p text:style-name="P21">rule-4a : {A : Type <text:s/>ℓ} → {B : Type <text:s/>ℓ'} -&gt; (And A B) ⇒ A</text:p>
      <text:p text:style-name="P21">rule-4a {ℓ}{ℓ'} {A} {B} = A≡B→A⇒C→B⇒C (sym And≡¬¬A×¬¬B) rule-4a-hlp</text:p>
      <text:p text:style-name="P21"><text:s text:c="24"/></text:p>
      <text:p text:style-name="P21"><text:soft-page-break/>rule-4b : {A : Type <text:s/>ℓ} → {B : Type <text:s/>ℓ'} -&gt; (And A B) ⇒ B</text:p>
      <text:p text:style-name="P21">rule-4b <text:s/>{ℓ}{ℓ'} {A} {B} = <text:s/>A≡B→A⇒C→B⇒C (sym And≡¬¬A×¬¬B) rule-4b-hlp</text:p>
      <text:p text:style-name="P21"/>
      <text:p text:style-name="P21">rule-5a : {A : Type <text:s/>ℓ} → {B : Type <text:s/>ℓ'} → (A ⇒ (Or A B))</text:p>
      <text:p text:style-name="P21">rule-5a {A = A} {B = B} = transport (sym A⇒B=IsTrueA→IsTrueB) λ a → A¬¬A (mkOr1 a)</text:p>
      <text:p text:style-name="P21"/>
      <text:p text:style-name="P21">rule-5b : {A : Type <text:s/>ℓ} → {B : Type <text:s/>ℓ'} → (B ⇒ (Or A B))</text:p>
      <text:p text:style-name="P21">rule-5b = <text:s/>transport (sym A⇒B=IsTrueA→IsTrueB) λ a → A¬¬A (mkOr2 a)</text:p>
      <text:p text:style-name="P21"/>
      <text:p text:style-name="P21">rule-6 : {A : Type <text:s/>ℓ} → {B : Type <text:s/>ℓ'} → {C : Type <text:s/>ℓ''} -&gt; (A ⇒ C) ⇒ ((B ⇒ C) ⇒ ((Or A B) ⇒ C))</text:p>
      <text:p text:style-name="P21">rule-6 = λ z z₁ → z₁ (λ z₂ z₃ → z₃ (λ z₄ z₅ → z₄ (λ z₆ → z₆</text:p>
      <text:p text:style-name="P21"><text:s text:c="20"/>((λ x → z₂ (λ z₇ → z₇ (λ _ → z (λ z₈ → z₈ (λ z₉ → z₉ x) z₅)) z₅)) ,</text:p>
      <text:p text:style-name="P21"><text:s text:c="21"/>(λ x → z₂ (λ z₇ → z₇ (λ z₈ → z₈ x) z₅))))))</text:p>
      <text:p text:style-name="P21"/>
      <text:p text:style-name="P21">rule-7 : <text:s/>{A : Type <text:s/>ℓ} → {B : Type <text:s/>ℓ'} → (A ⇒ B) ⇒ ((A ⇒ (¬ B)) ⇒ (¬ A))</text:p>
      <text:p text:style-name="P21">rule-7 = λ z z₁ → z₁ (λ z₂ z₃ → z₃ (λ z₄ → z₂ (λ z₅ →</text:p>
      <text:p text:style-name="P21"><text:s text:c="22"/>z₅ (λ z₆ → z₆ z₄) (λ z₆ → z (λ z₇ → z₇ (λ z₈ → z₈ z₄) z₆)))))</text:p>
      <text:p text:style-name="P21"/>
      <text:p text:style-name="P21">rule-8 : <text:s/>{A : Type <text:s/>ℓ} → (¬ ¬ A) ⇒ A</text:p>
      <text:p text:style-name="P21">rule-8 = λ z z₁ → z (λ z₂ → z₂ z₁)</text:p>
      <text:p text:style-name="P21"/>
      <text:p text:style-name="P21">-- Group A2 of Kleene [2] (postulates of predicate calculus)</text:p>
      <text:p text:style-name="P21"/>
      <text:p text:style-name="P21"><text:span text:style-name="T13">V</text:span>ariables are 'free' and go in the 'context'. If there is an inference line, then variables must go in the correct context <text:span text:style-name="T15">(ie above or below the inference line)</text:span>. Here it is on the left <text:span text:style-name="T13">of the main constructive implication, </text:span><text:span text:style-name="T15">meaning above the inference line. The inference line here is a constructive implication, the normal </text:span><text:span text:style-name="T40">Type </text:span><text:span text:style-name="T42">t</text:span><text:span text:style-name="T40">heory </text:span><text:span text:style-name="T15">function arrow</text:span><text:span text:style-name="T13">:</text:span></text:p>
      <text:p text:style-name="P21"/>
      <text:p text:style-name="P21">rule-9 : (X : Type ℓ) -&gt; (A : X → Type ℓ') -&gt; (C : Type ℓ'') → (∀ (x : X) → (C ⇒ (A x))) → (C ⇒ (Forall X A))</text:p>
      <text:p text:style-name="P21">rule-9 = λ X A C z z₁ z₂ → z₂ (λ x z₃ → z₁ (λ z₄ → z x (λ z₅ → z₅ z₄) z₃))</text:p>
      <text:p text:style-name="P21"/>
      <text:p text:style-name="P21">A variant where the variable x is not in the context as per the translation of Kleene's definition, but it still <text:span text:style-name="T15">parses, </text:span><text:span text:style-name="T21">since</text:span> x is not 'contained' in C:</text:p>
      <text:p text:style-name="P21"/>
      <text:p text:style-name="P21">rule-9' : (X : Type ℓ) -&gt; (A : X → Type ℓ') -&gt; (C : Type ℓ'') → (C ⇒ (∀ (x : X) → (A x))) → (C ⇒ (Forall X A))</text:p>
      <text:p text:style-name="P21">rule-9' = λ X A C z z₁ z₂ → <text:s/>z₂ (λ x z₃ → z₁ (λ z₄ → z (λ z₅ → z₅ z₄) (λ z₅ → z₃ (z₅ x))))</text:p>
      <text:p text:style-name="P21"/>
      <text:p text:style-name="P21"><text:span text:style-name="T15">In the following we have that </text:span>t is a variable which is "free for x in A(x)" [Kleene] (ie not contained in A or x). This means Forall X A and A are not defined in terms of t. Despite t <text:span text:style-name="T15">being </text:span>in the context this is so, <text:span text:style-name="T21">since</text:span><text:span text:style-name="T15"> </text:span>X and A are given prior <text:span text:style-name="T21">to </text:span>t <text:span text:style-name="T15">in the function definition.</text:span></text:p>
      <text:p text:style-name="P21"/>
      <text:p text:style-name="P21">rule-10 : (X : Type ℓ) -&gt; (A : X → Type ℓ') -&gt; ∀ (t : X) → ((Forall X A) ⇒ (A t))</text:p>
      <text:p text:style-name="P21">rule-10 = λ X A t z z₁ → z (λ z₂ → z₂ t z₁)</text:p>
      <text:p text:style-name="P21"/>
      <text:p text:style-name="P21"><text:span text:style-name="T13">A</text:span>s with rule-10, t is not 'contained' in A or x, though of course there is no 'x' here as such; it means that Exists X A is independent of t, which, despite t <text:span text:style-name="T13">being </text:span>in the context, it is (<text:span text:style-name="T15">again </text:span>X and A are given prior <text:span text:style-name="T15">to </text:span>t):</text:p>
      <text:p text:style-name="P21"/>
      <text:p text:style-name="P21">rule-11 : (X : Type ℓ) -&gt; (A : X → Type ℓ') -&gt; ∀ (t : X) → ((A t) ⇒ (Exists X A))</text:p>
      <text:p text:style-name="P21">rule-11 = λ X A t z z₁ → z₁ (λ z₂ → z (λ z₃ → z₂ (t , z₃)))</text:p>
      <text:p text:style-name="P21"><text:soft-page-break/></text:p>
      <text:p text:style-name="P21">rule-12-hlp2 : {A : Type ℓ} -&gt; {B : Type ℓ'} -&gt; {C : Type ℓ''} → IsTrue A → IsTrue B → (A -&gt; B -&gt; C) -&gt; IsTrue C</text:p>
      <text:p text:style-name="P21">rule-12-hlp2 = λ z z₁ z₂ z₃ → z₁ (λ z₄ → z (λ z₅ → z₃ (z₂ z₅ z₄)))</text:p>
      <text:p text:style-name="P21"/>
      <text:p text:style-name="P21">rule-12-hlp2' : {A : Type ℓ} -&gt; {B : Type ℓ'} -&gt; {C : Type ℓ''} → IsTrue A → IsTrue B → (A -&gt; B ⇒ C) ⇒ IsTrue C</text:p>
      <text:p text:style-name="P21">rule-12-hlp2' = λ z z₁ z₂ z₃ → z₃ (λ z₄ → z₂ (λ z₅ → z₁ (λ z₆ → z (λ z₇ → z₅ z₇ (λ z₈ → z₈ z₆) z₄)))) </text:p>
      <text:p text:style-name="P21"/>
      <text:p text:style-name="P21">rule-12-hlp2'' : {A : Type ℓ} -&gt; {B : Type ℓ'} -&gt; {C : Type ℓ''} → IsTrue A → IsTrue B → (A -&gt; B ⇒ C) → IsTrue C</text:p>
      <text:p text:style-name="P21">rule-12-hlp2'' = λ z z₁ z₂ z₃ → z₁ (λ z₄ → z (λ z₅ → z₂ z₅ (λ z₆ → z₆ z₄) z₃))</text:p>
      <text:p text:style-name="P21"/>
      <text:p text:style-name="P21">rule-12-hlp2''' : {A : Type ℓ} -&gt; {B : Type ℓ'} -&gt; {C : Type ℓ''} → IsTrue A → IsTrue B → (A ⇒ B ⇒ C) → IsTrue C</text:p>
      <text:p text:style-name="P21">rule-12-hlp2''' = λ z z₁ z₂ z₃ → z₂ (λ z₄ → z₁ (λ _ → z z₄)) (λ z₄ → z₄ z₁ z₃)</text:p>
      <text:p text:style-name="P21"/>
      <text:p text:style-name="P21">rule-12-hlp3 : <text:s/>(X : Type ℓ) -&gt; (A : X → Type ℓ') -&gt; (C : Type ℓ'') → (Σ X A) → (((x : X) → A x ⇒ C) ⇒ C)</text:p>
      <text:p text:style-name="P21">rule-12-hlp3 X A C sig a = <text:s text:c="2"/>IsTrueA→B→IsTrueA→IsTrueB lemma4 (λ z → z (snd sig)) <text:s text:c="14"/></text:p>
      <text:p text:style-name="P21"><text:s text:c="33"/>where</text:p>
      <text:p text:style-name="P21"><text:s text:c="35"/>IsTruePushed : <text:s/>(x : X) → IsTrue ((A x) ⇒ <text:s/>C)</text:p>
      <text:p text:style-name="P21"><text:s text:c="35"/>IsTruePushed = IsTrueA→B→A→IsTrueB-dep2' a </text:p>
      <text:p text:style-name="P21"><text:s text:c="35"/>lemma2 : IsTrue ((A (fst sig)) ⇒ C)</text:p>
      <text:p text:style-name="P21"><text:s text:c="35"/>lemma2 = IsTruePushed (fst sig)</text:p>
      <text:p text:style-name="P21"><text:s text:c="35"/>lemma3 : (IsTrue ((A (fst sig)) ⇒ C)) ≡ (IsTrue ((A (fst sig)) → C))</text:p>
      <text:p text:style-name="P21"><text:s text:c="35"/>lemma3 = IsTrueA⇒B=IsTrueA→B-dep {X = X} {A = A} {B = C} (fst sig)</text:p>
      <text:p text:style-name="P21"><text:s text:c="35"/>lemma4 : IsTrue ((A (fst sig)) -&gt; C)</text:p>
      <text:p text:style-name="P21"><text:s text:c="35"/>lemma4 = transport lemma3 lemma2 <text:s/></text:p>
      <text:p text:style-name="P21"/>
      <text:p text:style-name="P21"><text:span text:style-name="T15">Here </text:span>'x' is in the context of the hypothesis to the inference: </text:p>
      <text:p text:style-name="P21"/>
      <text:p text:style-name="P21">rule-12 : (X : Type ℓ) -&gt; (A : X → Type ℓ') -&gt; (C : Type ℓ'') → (∀ (x : X) → ((A x) ⇒ C)) → ((Exists X A) ⇒ C)</text:p>
      <text:p text:style-name="P21">rule-12 X A C Ax y = istC</text:p>
      <text:p text:style-name="P21"><text:s text:c="24"/>where</text:p>
      <text:p text:style-name="P21"><text:s text:c="26"/>existsXA : Exists X A</text:p>
      <text:p text:style-name="P21"><text:s text:c="26"/>existsXA = transport (sym (ExistsClassical1 X A)) y</text:p>
      <text:p text:style-name="P21"><text:s text:c="26"/>existsXAΣ : IsTrue (Σ X A)</text:p>
      <text:p text:style-name="P21"><text:s text:c="26"/>existsXAΣ = existsXA</text:p>
      <text:p text:style-name="P21"><text:s text:c="26"/>istxAC : IsTrue ((x : X) → A x ⇒ C)</text:p>
      <text:p text:style-name="P21"><text:s text:c="26"/>istxAC = A¬¬A Ax</text:p>
      <text:p text:style-name="P21"><text:s text:c="26"/>istC : IsTrue C</text:p>
      <text:p text:style-name="P21"><text:s text:c="26"/>istC = rule-12-hlp2'' existsXAΣ istxAC (rule-12-hlp3 X A C) <text:s text:c="4"/></text:p>
      <text:p text:style-name="P21"/>
      <text:p text:style-name="P21"/>
      <text:p text:style-name="P21">These proofs require some explanation. In particular note that the natural deduction formulae <text:span text:style-name="T40">(</text:span>2, 9 and 12 in Kleene<text:span text:style-name="T40">)</text:span> here use constructive logic. That is, the combination of two inputs to an inference in natural deduction are taken to be constructive ‘and’, and the inference <text:span text:style-name="T15">of natural deduction taken to be </text:span>constructive ‘implication’. Further, ‘variables’ are taken to be constructive ‘foralls’ in the context of the formula, or in the context of the line in which it is used in a natural deduction definition. <text:span text:style-name="T10">We have chosen here to use the Type </text:span><text:span text:style-name="T42">t</text:span><text:span text:style-name="T10">heory as a meta-theory for the classical calculus.</text:span></text:p>
      <text:p text:style-name="P21"><text:soft-page-break/></text:p>
      <text:p text:style-name="P21">But all the proofs result.</text:p>
      <text:p text:style-name="P21"/>
      <text:p text:style-name="P41">Taking B to be ‘classical’ in <text:span text:style-name="T16">rule-2-classicalB </text:span>is analogous to a base case of an induction, <text:span text:style-name="T17">an induction that proves </text:span><text:span text:style-name="T21">in what way</text:span><text:span text:style-name="T17"> this fragment is classical. </text:span><text:span text:style-name="T21">Yet it is also constructive. </text:span><text:span text:style-name="T40">There is no </text:span><text:span text:style-name="T41">absolute</text:span><text:span text:style-name="T40"> barrier between the two.</text:span></text:p>
      <text:p text:style-name="P41"/>
      <text:p text:style-name="P46"/>
      <text:p text:style-name="P48">DISCUSSION</text:p>
      <text:p text:style-name="P47">------------------</text:p>
      <text:p text:style-name="P47"/>
      <text:p text:style-name="P45">A version of classical propositional and predicate calculus, that is classical logic, has been implemented in Cubical Agda. </text:p>
      <text:p text:style-name="P47"/>
      <text:p text:style-name="P54"><text:span text:style-name="T12">There is clearly a limit to what can be expressed via Types/Sorts </text:span><text:span text:style-name="T51">following the approach here</text:span><text:span text:style-name="T26">.</text:span><text:span text:style-name="T20"> </text:span><text:span text:style-name="T29">E</text:span><text:span text:style-name="T28">ach </text:span><text:span text:style-name="T42">T</text:span><text:span text:style-name="T28">ype </text:span><text:span text:style-name="T42">t</text:span><text:span text:style-name="T28">heory has </text:span><text:span text:style-name="T42">its own </text:span><text:span text:style-name="T28">limits as to what can be constructed.</text:span><text:span text:style-name="T20"> </text:span><text:span text:style-name="T28">F</text:span><text:span text:style-name="T20">or example, in terms of Types, </text:span><text:span text:style-name="T28">often we are limited to</text:span><text:span text:style-name="T20"> inductive or co-inductive </text:span><text:span text:style-name="T28">Types. Not every Type </text:span><text:span text:style-name="T42">t</text:span><text:span text:style-name="T28">heory </text:span><text:span text:style-name="T29">facilitates</text:span><text:span text:style-name="T28"> impredicative propositions, for example, </text:span><text:span text:style-name="T41">Cubical Agda included</text:span><text:span text:style-name="T20">.</text:span><text:span text:style-name="T12"> </text:span><text:span text:style-name="T20">Nevertheless, we have given an account of the classical propositional </text:span><text:span text:style-name="T29">and predicate calculus</text:span><text:span text:style-name="T20"> as definable within Cubical Agda. </text:span><text:span text:style-name="T51">It is a limited implementation</text:span><text:span text:style-name="T20">. </text:span></text:p>
      <text:p text:style-name="P54"/>
      <text:p text:style-name="P54"><text:span text:style-name="T51">W</text:span><text:span text:style-name="T29">e may ask: “</text:span><text:span text:style-name="T30">What exactly are the limits on types in expressing classical logical statements in terms of the classical “IsTrue” fragment?” Much of this may depend on the specifics of the </text:span><text:span text:style-name="T41">T</text:span><text:span text:style-name="T30">ype </text:span><text:span text:style-name="T42">t</text:span><text:span text:style-name="T30">heory </text:span><text:span text:style-name="T41">as just mentioned. Such issues as: how to construct a set theory</text:span><text:span text:style-name="T21">, </text:span><text:span text:style-name="T29">what kind</text:span><text:span text:style-name="T41">s</text:span><text:span text:style-name="T29"> of </text:span><text:span text:style-name="T21">data types </text:span><text:span text:style-name="T29">are definable</text:span><text:span text:style-name="T21">, </text:span><text:span text:style-name="T29">how are we to define </text:span><text:span text:style-name="T22">real numbers, the axiom of choice,</text:span><text:span text:style-name="T21"> and so on, </text:span><text:span text:style-name="T51">are not attempted. This is just a first attempt at implementing classical logic in Cubical Agda.</text:span></text:p>
      <text:p text:style-name="P12"/>
      <text:p text:style-name="P12"><text:span text:style-name="T30">Type theories can always seemingly be added to and enriched </text:span><text:span text:style-name="T21">with features, such as </text:span><text:span text:style-name="T22">in</text:span><text:span text:style-name="T21"> Cubical Agda </text:span><text:span text:style-name="T22">we have </text:span><text:span text:style-name="T21">the Higher Inductive Types, </text:span><text:span text:style-name="T29">or in Coq we have impredicative Prop</text:span><text:span text:style-name="T21">. The limits of what can be done with a constructive </text:span><text:span text:style-name="T22">version of </text:span><text:span text:style-name="T21">classical logic is </text:span><text:span text:style-name="T22">limit</text:span><text:span text:style-name="T21">ed by the </text:span><text:span text:style-name="T42">T</text:span><text:span text:style-name="T21">ype theory it is constructed </text:span><text:span text:style-name="T41">in</text:span><text:span text:style-name="T30">. Perhaps the</text:span><text:span text:style-name="T21">re is ultimately no</text:span><text:span text:style-name="T30"> limit </text:span><text:span text:style-name="T21">to how much of </text:span><text:span text:style-name="T30">classical logic and mathematics </text:span><text:span text:style-name="T21">can be encoded in constructive type theories</text:span><text:span text:style-name="T30">? Exactly what constructions are presently possible in Cubical Agda, </text:span><text:span text:style-name="T21">or related </text:span><text:span text:style-name="T42">T</text:span><text:span text:style-name="T21">ype theories, </text:span><text:span text:style-name="T30">is </text:span><text:span text:style-name="T51">not clear</text:span><text:span text:style-name="T30">. </text:span></text:p>
      <text:p text:style-name="P24"/>
      <text:p text:style-name="P49">An equality on classical propositions was given in a natural way in terms of Cubical equality. It <text:span text:style-name="T6">is </text:span>just their cubical equality!</text:p>
      <text:p text:style-name="P24"/>
      <text:p text:style-name="P27">A further issue that is sometimes confusing, <text:span text:style-name="T22">as introduced at the beginning,</text:span> is the role of decidability, and its non-falsifiability: you cannot construct a proof that a proposition is not decidable in Cubical Agda, <text:span text:style-name="T22">if using just</text:span> Cubical Agda. And this <text:span text:style-name="T41">leads to the</text:span> classical decidability of all propositions in the <text:span text:style-name="T22">classical </text:span>fragment <text:span text:style-name="T22">of Cubical Agda</text:span>. However, this <text:span text:style-name="T29">classical decidability </text:span>doesn’t mean that such a proposition is decidable in the constructive sense, it rather means the excluded middle applies and it must be either <text:span text:style-name="T41">Is</text:span>True or <text:span text:style-name="T41">Is</text:span>False whether we can construct a classical proof <text:span text:style-name="T22">to th</text:span><text:span text:style-name="T29">at</text:span><text:span text:style-name="T22"> effect </text:span>or not. <text:span text:style-name="T22">Whilst this </text:span><text:span text:style-name="T42">observation</text:span><text:span text:style-name="T22"> will not effect most </text:span><text:span text:style-name="T29">of </text:span><text:span text:style-name="T22">classical logic, or even much of classical mathematics necessarily, it </text:span><text:span text:style-name="T42">is necessary to deal with this sort of </text:span><text:span text:style-name="T52">issue</text:span><text:span text:style-name="T22">. </text:span></text:p>
      <text:p text:style-name="P24"/>
      <text:p text:style-name="P24">In the preceding one particular annoyance (or limitation) arose. The problem of making classical operators <text:span text:style-name="T6">polymorphic</text:span> across more than just Types <text:span text:style-name="T22">and </text:span>Sorts. <text:span text:style-name="T22">The issue was constructing a ‘</text:span><text:span text:style-name="T42">N</text:span><text:span text:style-name="T22">ot’ operator on B. </text:span><text:span text:style-name="T29">B, unfortunately is</text:span><text:span text:style-name="T22"> not a Type or Sort, but a Term: </text:span></text:p>
      <text:p text:style-name="P24"/>
      <text:p text:style-name="P19">IsFalseOn→ : {A : Type ℓ} → (B : A → Type ℓ') -&gt; (A → Type ℓ') <text:s/></text:p>
      <text:p text:style-name="P19">IsFalseOn→ <text:s/>{ℓ} {ℓ'} {A} B = (UnaryOn→ IsFalse) B</text:p>
      <text:p text:style-name="P19"><text:soft-page-break/></text:p>
      <text:p text:style-name="P28">The trouble is that the theorems proven on IsFalse do not apply automatically to <text:span text:style-name="T4">IsFalseOn→. </text:span>The relationships to other operators has to be re-proven or some way to carry the proofs over needs to be constructed. This is not necessarily critical, but it is a nuisance, and limits what can be done <text:span text:style-name="T29">naturally </text:span>with such a <text:span text:style-name="T42">T</text:span>ype theory <text:span text:style-name="T52">and makes this implementation inadequate</text:span>. The idea would be to be able to define <text:span text:style-name="T33">the operator </text:span>‘<text:span text:style-name="T33">N</text:span>ot’ more generically. <text:span text:style-name="T42">But not only ‘Not’, there is a need for more power here.</text:span></text:p>
      <text:p text:style-name="P29"/>
      <text:p text:style-name="P29">Using a sort of pseudo-code variant of Type <text:span text:style-name="T42">t</text:span>heory <text:span text:style-name="T33">to express this</text:span>, what would be nice would be a way to define something like this:</text:p>
      <text:p text:style-name="P26"/>
      <text:p text:style-name="P42">¬' : (B : Type <text:s/>ℓ) -&gt; Type ?</text:p>
      <text:p text:style-name="P42">¬' B = B -&gt; ⊥ </text:p>
      <text:p text:style-name="P42"/>
      <text:p text:style-name="P42">∀¬ : {A : Type <text:s/>ℓ} -&gt; (B : A → Type ℓ') → <text:s/>(A → Type ?)</text:p>
      <text:p text:style-name="P42">∀¬ {ℓ} {ℓ'} {A} B a = ¬' (B a)</text:p>
      <text:p text:style-name="P42"/>
      <text:p text:style-name="P42">∀∀¬ : {A : Type <text:s/>ℓ} -&gt; (B : A -&gt; A → Type ℓ') → <text:s/>(A → A → Type ?)</text:p>
      <text:p text:style-name="P42">∀∀¬ {ℓ} {ℓ'} {A} B a = <text:s/>∀¬ (B a)</text:p>
      <text:p text:style-name="P42"/>
      <text:p text:style-name="P42">∀∀∀¬ : {A : Type <text:s/>ℓ} -&gt; (B : A -&gt; A -&gt; A → Type ℓ') → <text:s/>(A → A -&gt; A → Type ?)</text:p>
      <text:p text:style-name="P42">∀∀∀¬ {ℓ} {ℓ'} {A} B a = <text:s/>∀∀¬ (B a)</text:p>
      <text:p text:style-name="P43"/>
      <text:p text:style-name="P43">...using some more concise construction, like this: </text:p>
      <text:p text:style-name="P43"/>
      <text:p text:style-name="P43">¬' : (B : Type ℓ) -&gt; Type ℓ</text:p>
      <text:p text:style-name="P43">¬' (B : ?) = B -&gt; ⊥</text:p>
      <text:p text:style-name="P43">¬' (B : A -&gt; Type ℓ) = λ a -&gt; <text:s/>¬' (B a)</text:p>
      <text:p text:style-name="P36"/>
      <text:p text:style-name="P31">If this was possible then such a nuisance might be av<text:span text:style-name="T29">oided</text:span> and the classical fragment of Type <text:span text:style-name="T42">t</text:span>heories could be brought closer in line with ‘paper’ classical logic. <text:span text:style-name="T23">Whilst this may </text:span><text:span text:style-name="T29">or may </text:span><text:span text:style-name="T23">not be feasible without causing other problems in the Type </text:span><text:span text:style-name="T42">t</text:span><text:span text:style-name="T23">heory, nevertheless some better way to solve the above problem within Type </text:span><text:span text:style-name="T42">t</text:span><text:span text:style-name="T23">heor</text:span><text:span text:style-name="T42">ies</text:span><text:span text:style-name="T23"> would be useful to address. </text:span><text:span text:style-name="T52">Agda Zulip </text:span><text:span text:style-name="T54">chat </text:span><text:span text:style-name="T52">recommended the use of Nary functions. This was something of a can of worms and remains a work in progress.</text:span></text:p>
      <text:p text:style-name="P56"/>
      <text:p text:style-name="P57">Two easily automated proofs of the classical drinker paradox [9] are given and analogous formulation (simply by way of comparison) given using <text:span text:style-name="T44">only </text:span>constructive equivalents. <text:span text:style-name="T54">A</text:span>s a theorem of classical logic it <text:span text:style-name="T54">can</text:span>not <text:span text:style-name="T54">be </text:span>proven for constructive logic. But <text:span text:style-name="T44">the constructive formulation</text:span> is given here for comparison to show that classical and constructive logic can be used side-by-side. <text:span text:style-name="T44">It is given as a type, and so the statement of the theorem, at least, can be expressed in Cubical Agda.</text:span></text:p>
      <text:p text:style-name="P57"/>
      <text:p text:style-name="P35">Agda’s automated proof search <text:span text:style-name="T44">was shown to be just as useful </text:span>in doing classical logic <text:span text:style-name="T44">as the constructive logic to which it is </text:span><text:span text:style-name="T52">more </text:span><text:span text:style-name="T44">usually applied.</text:span></text:p>
      <text:p text:style-name="P35"/>
      <text:p text:style-name="P33">REFERENCES</text:p>
      <text:p text:style-name="P34">-------------------</text:p>
      <text:p text:style-name="P32"/>
      <text:p text:style-name="Standard">[1] D. Hilbert, P. Bernays, "Grundlagen der Mathematik", 1–2 , Springer (1934–1939)</text:p>
      <text:p text:style-name="Standard">[2] S.C. Kleene, "Introduction to metamathematics", North-Holland (1951)</text:p>
      <text:p text:style-name="Standard">[3] P.S. Novikov, "Elements of mathematical logic", Oliver &amp; Boyd (1964) (Translated from Russian)</text:p>
      <text:p text:style-name="Standard">[4] G. Takeuti, "Proof theory", North-Holland (1975)</text:p>
      <text:p text:style-name="Standard">[5] K. Gödel (1933), "Zur intuitionistischen Arithmetik und Zahlentheorie", Ergebnisse eines mathematischen Kolloquiums, v. 4, pp. 34–38 (German) (1933). Reprinted in English translation as "On intuitionistic arithmetic and number theory" in The Undecidable, M. Davis, ed., pp. 75–81.</text:p>
      <text:p text:style-name="Standard">[6] G. G<text:span text:style-name="T48">entzen, "Die Widerspruchfreiheit der reinen Zahlentheorie", Mathematische Annalen, v. 112, pp. 493–565 (German) (1936). Reprinted in English translation as "The consistency of arithmetic" in The collected papers of Gerhard Gentzen, M. E. Szabo, ed.</text:span></text:p>
      <text:p text:style-name="P44">[7] “<text:span text:style-name="T36">Homotopy type theory: Univalent foundations of mathematics.” The Univalent Foundations Program, Institute for Advanced Study </text:span><text:span text:style-name="T37">(</text:span><text:span text:style-name="T36">2013</text:span><text:span text:style-name="T37">)</text:span></text:p>
      <text:p text:style-name="Standard">[8] <text:span text:style-name="T49">The Agda Proof Assistant, </text:span><text:a xlink:type="simple" xlink:href="https://agda.readthedocs.io/en/v2.6.3/index.html" text:style-name="Internet_20_link" text:visited-style-name="Visited_20_Internet_20_Link">https://agda.readthedocs.io/en/v2.6.3/index.html</text:a></text:p>
      <text:p text:style-name="P50">[9] The Cubical Agda Proof Assistant, <text:a xlink:type="simple" xlink:href="https://agda.readthedocs.io/en/v2.6.3/language/cubical.html" text:style-name="Internet_20_link" text:visited-style-name="Visited_20_Internet_20_Link">https://agda.readthedocs.io/en/v2.6.3/language/cubical.html</text:a></text:p>
      <text:p text:style-name="P51"><text:span text:style-name="T50">[10] </text:span>Andrea Vezzosi, Anders Mörtberg, and Andreas Abel. 2019. Cubical Agda: A Dependently Typed Programming Language with Univalence and Higher Inductive Types. Proc. ACM Program. Lang. 3, ICFP, Article 87 (August 2019), 29 pages. https://doi.org/10.1145/3341691</text:p>
      <text:p text:style-name="Standard"><text:span text:style-name="T49">[1</text:span><text:span text:style-name="T50">1</text:span>]<text:bookmark text:name="CITEREFRaymond_Smullyan1978"/> <text:span text:style-name="Citation"><text:span text:style-name="T47">R.Smullyan. “What is the Name of this Book? The Riddle of Dracula and Other Logical Puzzles.” Prentice Hall. </text:span></text:span><text:span text:style-name="Citation"><text:span text:style-name="T31">Chapter 14. How to Prove Anything. </text:span></text:span><text:span text:style-name="Citation">The Drinking Principle. pp. 209-211. </text:span><text:span text:style-name="Citation"><text:span text:style-name="T31">(1978)</text:span></text:spa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17:41:06.991059379</meta:creation-date>
    <dc:date>2023-10-11T19:07:57.768955811</dc:date>
    <meta:editing-duration>PT1H52M11S</meta:editing-duration>
    <meta:editing-cycles>31</meta:editing-cycles>
    <meta:generator>LibreOffice/7.3.7.2$Linux_X86_64 LibreOffice_project/30$Build-2</meta:generator>
    <meta:document-statistic meta:table-count="0" meta:image-count="0" meta:object-count="0" meta:page-count="13" meta:paragraph-count="282" meta:word-count="5967" meta:character-count="29572" meta:non-whitespace-character-count="23250"/>
  </office:meta>
</office:document-meta>
</file>